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.getComponentConfigu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.initializ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Cocoon.modifiedSince(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.getSystemProperty( String property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coon.dumpSystemPropert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coon.setLoggerManager( LoggerManager logger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.getActiveReques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.getComponen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.createSourceResolver( Logger lo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coon.setSystemProperti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coon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.Coco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.process( Environment environmen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">
            <text:p text:style-name="Table_20_Contents">7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Cocoon.setInstrumentManager( final Instrum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.configure( ExcaliburComponentManager startupManage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Cocoon.contextualize( 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coon.buildPipeline( Environment environ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coon.getLocation( Object obj , String descrip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coon.getRoo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coon.debug( Environment environment , boolean internal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80">
            <text:p text:style-name="Table_20_Contents">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